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EB Garamond 12"/>
    </style:style>
    <style:style style:name="P2" style:family="paragraph" style:parent-style-name="Text_20_body">
      <style:paragraph-properties fo:text-align="justify" style:justify-single-word="false"/>
      <style:text-properties style:font-name="EB Garamond 1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r adipiscing elit. Nulla eget sagittis tortor, semper malesuada dui. Phasellus interdum, odio non interdum pellentesque, nulla arcu blandit massa, ac tempor mauris arcu et enim. Vestibulum sagittis tempor convallis. Aenean iaculis varius consequat. Sed volutpat ut neque ut mollis. Ut molestie mattis arcu a vestibulum. In nec tempor sem. Sed erat libero, auctor hendrerit risus at, tempus porta felis. Ut ultrices, neque vel imperdiet dignissim, diam ligula laoreet nisl, nec interdum justo magna ut metus. Vestibulum eget felis eu dui aliquam ultricies at vel lorem. </text:p>
      <text:section text:style-name="Sect1" text:name="lipsum">
        <text:p text:style-name="P2">Class aptent taciti sociosqu ad litora torquent per conubia nostra, per inceptos himenaeos. Vestibulum at erat et eros condimentum lacinia quis a lectus. Pellentesque habitant morbi tristique senectus et netus et malesuada fames ac turpis egestas. Quisque sed viverra nisi. Ut vulputate nunc sit amet lacus luctus tempus. Proin nec odio et mi pulvinar dictum. Pellentesque facilisis iaculis dictum. Duis et neque tristique, posuere sapien vel, eleifend nibh. Nunc quis tortor placerat, cursus libero et, sodales augue. Nulla sed leo pulvinar, interdum leo ut, laoreet mi. </text:p>
        <text:p text:style-name="P2">Morbi sem turpis, laoreet sed volutpat eget, auctor ut purus. Fusce pulvinar viverra magna, vel dapibus augue eleifend sit amet. Duis euismod magna sed tellus bibendum, sed sodales dolor malesuada. Ut vitae purus risus. Praesent vitae erat orci. Aenean nibh risus, consectetur a ante a, luctus maximus arcu. Curabitur sagittis mi eros, non volutpat nulla sodales at. Suspendisse in lorem purus. Suspendisse potenti. </text:p>
        <text:p text:style-name="P2">Aenean scelerisque est quis molestie pulvinar. Praesent et tempus urna. Suspendisse quis turpis est. Phasellus est urna, pellentesque non augue in, pulvinar posuere metus. Suspendisse cursus sagittis condimentum. Nam non ornare est, cursus varius purus. Morbi ut turpis viverra lectus blandit gravida. Sed pulvinar cursus ligula vel rhoncus. Proin molestie imperdiet felis in commodo. Donec nec tellus pulvinar, fringilla massa et, vestibulum lectus. </text:p>
        <text:p text:style-name="P2">Ut vitae iaculis urna. Nulla id odio metus. Fusce suscipit felis a lectus ornare dapibus. Sed laoreet lectus eget velit porttitor rutrum. Vivamus sollicitudin mi at eros tincidunt euismod nec vel leo. Praesent porta tempus semper. Suspendisse quis pharetra leo. Nunc interdum lorem ut ex tempor, ut accumsan risus tincidunt. Suspendisse mattis faucibus lectus quis consectetur. Aliquam convallis volutpat justo. Sed dignissim metus in vulputate tempor. Praesent auctor nisl et sapien gravida placerat. Duis sed ultrices sem. Duis rhoncus posuere purus consectetur ornare. </text:p>
        <text:p text:style-name="P2">Cras congue eget dui eget mattis. Cras vestibulum sem eget convallis elementum. Mauris risus libero, viverra non felis non, consectetur dignissim tortor. Maecenas vestibulum, velit ut convallis cursus, odio urna consequat ex, eget congue justo ipsum in nunc. Phasellus condimentum, sem efficitur mattis finibus, eros nisl rutrum magna, ut suscipit ex urna ac nunc. Nam ut commodo justo. Phasellus vehicula faucibus augue sit amet aliquet. Aliquam aliquet suscipit justo, a dignissim augue finibus ac. Nulla euismod dui id ullamcorper ultricies. Nam mollis felis eu turpis fringilla finibus. Etiam ac eleifend quam. In quis vehicula ligula. Maecenas in tellus elit. In pretium purus et blandit rhoncus. Mauris sagittis, odio id eleifend aliquet, ipsum erat porttitor diam, in volutpat enim lectus ac sapien. </text:p>
        <text:p text:style-name="P2">Nullam ut ornare nibh. Sed scelerisque libero consequat justo blandit mattis. Sed iaculis egestas hendrerit. Donec faucibus dui sit amet rutrum volutpat. Vivamus commodo porta facilisis. Integer ultrices vulputate enim, quis finibus quam mollis scelerisque. Nam nec malesuada justo, et molestie magna. Ut diam ex, fermentum a nisl a, molestie tempus risus. Nullam augue augue, mollis eget augue id, placerat tincidunt libero. Nunc rutrum, lacus quis efficitur venenatis, urna justo tempus mauris, at euismod sem nisl vitae arcu. Nunc tristique nisl est, nec molestie erat rhoncus quis. Proin elementum sapien id elit pulvinar efficitur. </text:p>
        <text:p text:style-name="P2">Class aptent taciti sociosqu ad litora torquent per conubia nostra, per inceptos himenaeos. Nam et justo feugiat, lacinia lectus a, porta lorem. Cras eleifend rhoncus sapien, vel suscipit diam euismod vel. Nunc vulputate, arcu sed scelerisque lobortis, ante sapien egestas mi, a commodo neque augue et nulla. Donec rhoncus diam ac accumsan fringilla. Nam bibendum lacus at eros posuere vestibulum. Nulla commodo mi a quam tempor pharetra. Proin urna neque, condimentum vitae vehicula ut, luctus ut elit. Sed nec <text:soft-page-break/>quam volutpat, dignissim nisi eget, suscipit est. Pellentesque et arcu a est aliquam auctor. Morbi pharetra, leo vitae feugiat sodales, risus arcu pellentesque lectus, non laoreet est enim a ligula. Nunc vitae erat laoreet, fermentum arcu nec, ultrices eros. Nunc posuere nulla id dolor porta, sit amet fringilla enim bibendum. Donec tortor eros, molestie tempor est non, mollis tincidunt diam. In ut rutrum purus. Maecenas faucibus scelerisque imperdiet. </text:p>
        <text:p text:style-name="P2">Pellentesque vitae aliquet odio. Donec tempor pellentesque mi, id vulputate enim efficitur ac. Suspendisse eget dui augue. Aliquam in justo vitae ex scelerisque pretium fringilla eu nisi. Nulla ornare leo eu lorem aliquam aliquet. Suspendisse volutpat volutpat sodales. Mauris fermentum magna eget volutpat feugiat. Fusce maximus pharetra orci nec vestibulum. Pellentesque quis pharetra ex. Proin a elit eu sapien sollicitudin porta. Nullam eget suscipit ex, id vulputate nunc. </text:p>
        <text:p text:style-name="P2">Ut leo urna, tristique non quam sit amet, interdum pretium nisl. Vestibulum dignissim dignissim magna, sit amet consectetur eros eleifend a. In tempus sit amet dui sed consectetur. Nunc tellus mauris, faucibus at elit non, placerat eleifend lacus. Suspendisse at magna ex. Mauris ante nulla, consequat eu neque et, tincidunt sodales mauris. Etiam eleifend metus eget sem volutpat pellentesque. In vulputate elementum luctus. Quisque aliquet vehicula consequat. Maecenas ac dolor nunc. Praesent accumsan, tortor eu pulvinar scelerisque, est tortor congue leo, vel fringilla tortor nisl nec mi. </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s </meta:initial-creator>
    <meta:creation-date>2017-02-07T02:46:39.317905553</meta:creation-date>
    <dc:date>2017-02-07T02:55:51.195587428</dc:date>
    <dc:creator>martins </dc:creator>
    <meta:editing-duration>PT1M4S</meta:editing-duration>
    <meta:editing-cycles>2</meta:editing-cycles>
    <meta:generator>LibreOffice/5.1.4.2$Linux_X86_64 LibreOffice_project/10m0$Build-2</meta:generator>
    <meta:document-statistic meta:table-count="0" meta:image-count="0" meta:object-count="0" meta:page-count="2" meta:paragraph-count="10" meta:word-count="903" meta:character-count="6101" meta:non-whitespace-character-count="5198"/>
  </office:meta>
</office:document-meta>
</file>